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dc5e7" draw:textarea-horizontal-align="justify" draw:textarea-vertical-align="middle" draw:auto-grow-height="false" fo:min-height="1.699cm" fo:min-width="3.481cm"/>
    </style:style>
    <style:style style:name="gr2" style:family="graphic" style:parent-style-name="standard">
      <style:graphic-properties svg:stroke-color="#000000" draw:fill-color="#adc5e7" draw:textarea-horizontal-align="justify" draw:textarea-vertical-align="middle" draw:auto-grow-height="false" fo:min-height="1.973cm" fo:min-width="1.66cm"/>
    </style:style>
    <style:style style:name="gr3" style:family="graphic" style:parent-style-name="standard">
      <style:graphic-properties svg:stroke-color="#000000" draw:fill-color="#adc5e7" draw:textarea-horizontal-align="justify" draw:textarea-vertical-align="middle" draw:auto-grow-height="false" fo:min-height="3.66cm" fo:min-width="3.283cm"/>
    </style:style>
    <style:style style:name="gr4" style:family="graphic" style:parent-style-name="standard">
      <style:graphic-properties svg:stroke-color="#000000" draw:fill-color="#adc5e7" draw:textarea-horizontal-align="justify" draw:textarea-vertical-align="middle" draw:auto-grow-height="false" fo:min-height="2.387cm" fo:min-width="3.788cm"/>
    </style:style>
    <style:style style:name="gr5" style:family="graphic" style:parent-style-name="standard">
      <style:graphic-properties svg:stroke-color="#000000" draw:fill-color="#adc5e7" draw:textarea-horizontal-align="justify" draw:textarea-vertical-align="middle" draw:auto-grow-height="false" fo:min-height="2.387cm" fo:min-width="4.04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028cm" draw:marker-start="Arrow" draw:marker-start-width="0.242cm" draw:marker-end="" draw:marker-end-width="0.342cm" draw:fill="none" draw:textarea-vertical-align="bottom" fo:padding-top="0.139cm" fo:padding-bottom="0.139cm" fo:padding-left="0.264cm" fo:padding-right="0.264cm"/>
    </style:style>
    <style:style style:name="gr8" style:family="graphic" style:parent-style-name="objectwithoutfill">
      <style:graphic-properties draw:marker-end="Arrow" draw:marker-end-width="0.3cm" draw:fill="none" draw:textarea-vertical-align="botto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028cm" svg:stroke-color="#000000" draw:marker-start="" draw:marker-start-width="0.242cm" draw:marker-end="Arrow" draw:marker-end-width="0.242cm" draw:textarea-vertical-align="bottom" fo:padding-top="0.139cm" fo:padding-bottom="0.139cm" fo:padding-left="0.264cm" fo:padding-right="0.264cm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standard">
      <style:graphic-properties draw:stroke="none" draw:fill="none" fo:min-height="1.424cm"/>
    </style:style>
    <style:style style:name="gr13" style:family="graphic" style:parent-style-name="standard">
      <style:graphic-properties draw:stroke="none" draw:fill="none" fo:min-height="2.134cm"/>
    </style:style>
    <style:style style:name="P1" style:family="paragraph">
      <style:paragraph-properties fo:text-align="center"/>
    </style:style>
    <style:style style:name="P2" style:family="paragraph">
      <loext:graphic-properties draw:fill-color="#adc5e7"/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-color="#adc5e7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.965cm" fo:margin-top="0cm" fo:margin-bottom="0cm" fo:text-align="center" fo:text-indent="0cm"/>
      <style:text-properties fo:letter-spacing="normal"/>
    </style:style>
    <style:style style:name="P7" style:family="paragraph">
      <loext:graphic-properties draw:fill="none"/>
      <style:paragraph-properties fo:margin-left="0cm" fo:margin-right="0.965cm" fo:margin-top="0cm" fo:margin-bottom="0cm" fo:text-align="center" fo:text-indent="0cm"/>
      <style:text-properties fo:letter-spacing="normal"/>
    </style:style>
    <style:style style:name="P8" style:family="paragraph">
      <style:paragraph-properties fo:margin-left="0cm" fo:margin-right="2.692cm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91cm" svg:height="2.159cm" svg:x="14.97cm" svg:y="1.635cm">
          <text:p text:style-name="P1">Main Menu </text:p>
          <text:p text:style-name="P1">Loop It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191cm" svg:height="2.159cm" svg:x="14.97cm" svg:y="5.064cm">
          <text:p text:style-name="P1">Display </text:p>
          <text:p text:style-name="P1">user op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318cm" svg:height="4.445cm" svg:x="14.97cm" svg:y="8.493cm">
          <text:p text:style-name="P1">User </text:p>
          <text:p text:style-name="P1">Sel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191cm" svg:height="2.159cm" svg:x="15.014cm" svg:y="15.433cm">
          <text:p text:style-name="P1">Exit </text:p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191cm" svg:height="2.159cm" svg:x="24.368cm" svg:y="9.763cm">
          <text:p text:style-name="P1">Tutorial Loop</text:p>
          <text:p text:style-name="P1">It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191cm" svg:height="2.159cm" svg:x="24.241cm" svg:y="15.986cm">
          <text:p text:style-name="P1">Display </text:p>
          <text:p text:style-name="P1">x 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4.318cm" svg:height="4.445cm" svg:x="24.368cm" svg:y="19.161cm">
          <text:p text:style-name="P1">User </text:p>
          <text:p text:style-name="P1">Sel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191cm" svg:height="2.159cm" svg:x="24.241cm" svg:y="12.938cm">
          <text:p text:style-name="P1">Set x to</text:p>
          <text:p text:style-name="P1">Req val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191cm" svg:height="2.159cm" svg:x="5.445cm" svg:y="12.811cm">
          <text:p text:style-name="P1">Get number</text:p>
          <text:p text:style-name="P1">Of player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191cm" svg:height="2.159cm" svg:x="5.445cm" svg:y="16.113cm">
          <text:p text:style-name="P1">Get player </text:p>
          <text:p text:style-name="P1"><text:s/>Name loop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4.318cm" svg:height="4.445cm" svg:x="5.572cm" svg:y="19.447cm">
          <text:p text:style-name="P3"><text:span text:style-name="T1">All names</text:span></text:p>
          <text:p text:style-name="P3"><text:span text:style-name="T1">Vali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8" draw:id="id8" draw:layer="layout" svg:width="4.191cm" svg:height="2.159cm" svg:x="5.699cm" svg:y="26.146cm">
          <text:p text:style-name="P1">Game loop</text:p>
          <text:p text:style-name="P1">Turn Itera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191cm" svg:height="2.159cm" svg:x="5.572cm" svg:y="9.763cm">
          <text:p text:style-name="P1">Display game</text:p>
          <text:p text:style-name="P1">Setup pag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191cm" svg:height="4.318cm" svg:x="5.699cm" svg:y="29.067cm">
          <text:p text:style-name="P1">Display player</text:p>
          <text:p text:style-name="P1">Scores, </text:p>
          <text:p text:style-name="P1">instructions, </text:p>
          <text:p text:style-name="P1">options </text:p>
          <text:p text:style-name="P1">and foot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4.318cm" svg:height="4.445cm" svg:x="12.938cm" svg:y="29.083cm">
          <text:p text:style-name="P1">User </text:p>
          <text:p text:style-name="P1">Sel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4.572cm" svg:height="2.921cm" svg:x="12.811cm" svg:y="35.306cm">
          <text:p text:style-name="P1">Run through</text:p>
          <text:p text:style-name="P1">Roll program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9" draw:id="id9" draw:layer="layout" svg:width="4.826cm" svg:height="2.921cm" svg:x="34.02cm" svg:y="40.64cm">
          <text:p text:style-name="P1">Display prompt</text:p>
          <text:p text:style-name="P1">option for steal</text:p>
          <text:p text:style-name="P1">For next play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4.318cm" svg:height="4.445cm" svg:x="34.274cm" svg:y="45.958cm">
          <text:p text:style-name="P1">Next User </text:p>
          <text:p text:style-name="P1">Sel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11" draw:id="id11" draw:layer="layout" svg:width="4.826cm" svg:height="2.921cm" svg:x="34.02cm" svg:y="52.054cm">
          <text:p text:style-name="P1">Turn ends and</text:p>
          <text:p text:style-name="P1">Pot is taken by</text:p>
          <text:p text:style-name="P1">Active play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7" draw:id="id7" draw:layer="layout" svg:width="4.572cm" svg:height="2.921cm" svg:x="5.826cm" svg:y="40.751cm">
          <text:p text:style-name="P1">Add best total</text:p>
          <text:p text:style-name="P1">To pot and roll</text:p>
          <text:p text:style-name="P1">5 dice agai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318cm" svg:height="4.445cm" svg:x="13.065cm" svg:y="39.878cm">
          <text:p text:style-name="P1">Roll</text:p>
          <text:p text:style-name="P1">Outcom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4.572cm" svg:height="2.921cm" svg:x="13.065cm" svg:y="46.974cm">
          <text:p text:style-name="P1">Pot deleted,</text:p>
          <text:p text:style-name="P1">Next</text:p>
          <text:p text:style-name="P1">player’s tur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572cm" svg:height="2.921cm" svg:x="19.796cm" svg:y="40.751cm">
          <text:p text:style-name="P1">Roll outcome</text:p>
          <text:p text:style-name="P1">Displayed with</text:p>
          <text:p text:style-name="P1">instruction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4.318cm" svg:height="4.445cm" svg:x="27.162cm" svg:y="39.989cm">
          <text:p text:style-name="P1">User </text:p>
          <text:p text:style-name="P1">Sel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5" draw:layer="layout" svg:x1="17.002cm" svg:y1="3.794cm" svg:x2="17.002cm" svg:y2="5.064cm">
          <text:p/>
        </draw:line>
        <draw:line draw:style-name="gr6" draw:text-style-name="P5" draw:layer="layout" svg:x1="17.129cm" svg:y1="7.35cm" svg:x2="17.129cm" svg:y2="8.62cm">
          <text:p/>
        </draw:line>
        <draw:line draw:style-name="gr7" draw:text-style-name="P5" draw:layer="layout" svg:x1="9.763cm" svg:y1="10.779cm" svg:x2="14.97cm" svg:y2="10.779cm">
          <text:p text:style-name="P1">New Game</text:p>
          <text:p text:style-name="P1"><text:span text:style-name="T2"/></text:p>
        </draw:line>
        <draw:line draw:style-name="gr8" draw:text-style-name="P7" draw:layer="layout" svg:x1="17.129cm" svg:y1="12.938cm" svg:x2="17.129cm" svg:y2="15.478cm">
          <text:p text:style-name="P6">Exit</text:p>
          <text:p text:style-name="P6"><text:span text:style-name="T2"/></text:p>
        </draw:line>
        <draw:line draw:style-name="gr8" draw:text-style-name="P5" xml:id="id5" draw:id="id5" draw:layer="layout" svg:x1="19.288cm" svg:y1="10.652cm" svg:x2="24.368cm" svg:y2="10.652cm">
          <text:p text:style-name="P8">Tutorial</text:p>
          <text:p text:style-name="P1"><text:span text:style-name="T2"/></text:p>
        </draw:line>
        <draw:line draw:style-name="gr6" draw:text-style-name="P5" draw:layer="layout" svg:x1="26.4cm" svg:y1="11.922cm" svg:x2="26.4cm" svg:y2="12.938cm">
          <text:p/>
        </draw:line>
        <draw:line draw:style-name="gr6" draw:text-style-name="P5" draw:layer="layout" svg:x1="26.373cm" svg:y1="15.05cm" svg:x2="26.373cm" svg:y2="15.939cm">
          <text:p/>
        </draw:line>
        <draw:line draw:style-name="gr6" draw:text-style-name="P5" draw:layer="layout" svg:x1="26.527cm" svg:y1="18.145cm" svg:x2="26.527cm" svg:y2="19.161cm">
          <text:p/>
        </draw:line>
        <draw:line draw:style-name="gr6" draw:text-style-name="P5" draw:layer="layout" svg:x1="7.477cm" svg:y1="11.922cm" svg:x2="7.477cm" svg:y2="12.938cm">
          <text:p/>
        </draw:line>
        <draw:line draw:style-name="gr6" draw:text-style-name="P5" draw:layer="layout" svg:x1="7.477cm" svg:y1="14.97cm" svg:x2="7.477cm" svg:y2="16.113cm">
          <text:p/>
        </draw:line>
        <draw:line draw:style-name="gr6" draw:text-style-name="P5" draw:layer="layout" svg:x1="7.477cm" svg:y1="18.272cm" svg:x2="7.477cm" svg:y2="19.669cm">
          <text:p/>
        </draw:line>
        <draw:line draw:style-name="gr6" draw:text-style-name="P5" draw:layer="layout" svg:x1="7.731cm" svg:y1="23.987cm" svg:x2="7.731cm" svg:y2="26.273cm">
          <text:p/>
        </draw:line>
        <draw:line draw:style-name="gr6" draw:text-style-name="P5" draw:layer="layout" svg:x1="7.858cm" svg:y1="28.305cm" svg:x2="7.858cm" svg:y2="29.194cm">
          <text:p/>
        </draw:line>
        <draw:line draw:style-name="gr6" draw:text-style-name="P5" draw:layer="layout" svg:x1="9.89cm" svg:y1="31.226cm" svg:x2="13.065cm" svg:y2="31.226cm">
          <text:p/>
        </draw:line>
        <draw:connector draw:style-name="gr6" draw:text-style-name="P5" draw:layer="layout" draw:line-skew="-0.641cm" svg:x1="5.572cm" svg:y1="21.67cm" svg:x2="5.445cm" svg:y2="17.192cm" draw:start-shape="id1" draw:start-glue-point="5" draw:end-shape="id2" draw:end-glue-point="3" svg:d="M5572 21670h-1270v-4478h1143" svg:viewBox="0 0 1271 4479">
          <text:p/>
        </draw:connector>
        <draw:connector draw:style-name="gr9" draw:text-style-name="P5" draw:layer="layout" draw:line-skew="1.911cm" svg:x1="28.686cm" svg:y1="21.384cm" svg:x2="19.161cm" svg:y2="6.143cm" draw:start-shape="id3" draw:start-glue-point="7" draw:end-shape="id4" draw:end-glue-point="1" svg:d="M28686 21384h2413v-15241h-11938" svg:viewBox="0 0 11939 15242">
          <text:p text:style-name="P1">Q</text:p>
        </draw:connector>
        <draw:connector draw:style-name="gr10" draw:text-style-name="P1" draw:layer="layout" svg:x1="24.368cm" svg:y1="21.384cm" svg:x2="21.828cm" svg:y2="10.652cm" draw:start-shape="id3" draw:start-glue-point="5" draw:end-shape="id5" svg:d="M24368 21384h-2540v-10732" svg:viewBox="0 0 2541 10733">
          <text:p text:style-name="P9"><text:span text:style-name="T3"><text:s text:c="2"/></text:span><text:s/>Next/Prev</text:p>
          <text:p text:style-name="P1">Page</text:p>
        </draw:connector>
        <draw:line draw:style-name="gr6" draw:text-style-name="P5" draw:layer="layout" svg:x1="15.097cm" svg:y1="33.639cm" svg:x2="15.097cm" svg:y2="35.29cm">
          <text:p/>
        </draw:line>
        <draw:connector draw:style-name="gr11" draw:text-style-name="P1" draw:layer="layout" draw:line-skew="6.665cm" svg:x1="17.256cm" svg:y1="31.306cm" svg:x2="31.109cm" svg:y2="20.945cm" draw:start-shape="id6" draw:start-glue-point="7" svg:d="M17256 31306h13843v-10361h10" svg:viewBox="0 0 13854 10362">
          <text:p/>
        </draw:connector>
        <draw:line draw:style-name="gr6" draw:text-style-name="P5" draw:layer="layout" svg:x1="15.224cm" svg:y1="38.211cm" svg:x2="15.224cm" svg:y2="39.989cm">
          <text:p/>
        </draw:line>
        <draw:line draw:style-name="gr9" draw:text-style-name="P5" draw:layer="layout" svg:x1="13.192cm" svg:y1="42.148cm" svg:x2="10.271cm" svg:y2="42.148cm">
          <text:p text:style-name="P1"/>
        </draw:line>
        <draw:connector draw:style-name="gr6" draw:text-style-name="P5" draw:layer="layout" draw:line-skew="-0.895cm" svg:x1="5.826cm" svg:y1="42.211cm" svg:x2="5.699cm" svg:y2="27.225cm" draw:start-shape="id7" draw:start-glue-point="3" draw:end-shape="id8" draw:end-glue-point="3" svg:d="M5826 42211h-1524v-14986h1397" svg:viewBox="0 0 1525 14987">
          <text:p/>
        </draw:connector>
        <draw:line draw:style-name="gr6" draw:text-style-name="P5" draw:layer="layout" svg:x1="15.224cm" svg:y1="44.434cm" svg:x2="15.224cm" svg:y2="47.101cm">
          <text:p/>
        </draw:line>
        <draw:line draw:style-name="gr6" draw:text-style-name="P5" draw:layer="layout" svg:x1="17.256cm" svg:y1="42.148cm" svg:x2="19.796cm" svg:y2="42.148cm">
          <text:p/>
        </draw:line>
        <draw:line draw:style-name="gr6" draw:text-style-name="P5" draw:layer="layout" svg:x1="24.495cm" svg:y1="42.148cm" svg:x2="27.289cm" svg:y2="42.148cm">
          <text:p/>
        </draw:line>
        <draw:line draw:style-name="gr6" draw:text-style-name="P5" draw:layer="layout" svg:x1="31.48cm" svg:y1="42.148cm" svg:x2="34.02cm" svg:y2="42.148cm">
          <text:p/>
        </draw:line>
        <draw:connector draw:style-name="gr6" draw:text-style-name="P5" draw:layer="layout" draw:type="line" svg:x1="36.433cm" svg:y1="43.561cm" svg:x2="36.433cm" svg:y2="45.958cm" draw:start-shape="id9" draw:start-glue-point="2" draw:end-shape="id10" draw:end-glue-point="4" svg:d="M36433 43561v2397" svg:viewBox="0 0 1 2398">
          <text:p/>
        </draw:connector>
        <draw:connector draw:style-name="gr6" draw:text-style-name="P5" draw:layer="layout" draw:type="line" svg:x1="36.433cm" svg:y1="50.403cm" svg:x2="36.433cm" svg:y2="52.054cm" draw:start-shape="id10" draw:start-glue-point="6" draw:end-shape="id11" draw:end-glue-point="0" svg:d="M36433 50403v1651" svg:viewBox="0 0 1 1652">
          <text:p/>
        </draw:connector>
        <draw:line draw:style-name="gr6" draw:text-style-name="P5" draw:layer="layout" svg:x1="13.065cm" svg:y1="48.498cm" svg:x2="4.429cm" svg:y2="48.498cm">
          <text:p/>
        </draw:line>
        <draw:connector draw:style-name="gr6" draw:text-style-name="P5" draw:layer="layout" draw:type="line" svg:x1="29.321cm" svg:y1="39.989cm" svg:x2="29.339cm" svg:y2="31.302cm" draw:start-shape="id12" draw:start-glue-point="4" svg:d="M29321 39989l18-8687" svg:viewBox="0 0 19 8688">
          <text:p/>
        </draw:connector>
        <draw:connector draw:style-name="gr6" draw:text-style-name="P5" draw:layer="layout" draw:type="line" svg:x1="34.274cm" svg:y1="48.181cm" svg:x2="31.607cm" svg:y2="48.18cm" draw:start-shape="id10" draw:start-glue-point="5" draw:end-shape="id13" draw:end-glue-point="1" svg:d="M34274 48181l-2667-1" svg:viewBox="0 0 2668 2">
          <text:p/>
        </draw:connector>
        <draw:frame draw:style-name="gr12" draw:text-style-name="P10" draw:layer="layout" svg:width="2.196cm" svg:height="1.674cm" svg:x="28.813cm" svg:y="19.646cm">
          <draw:text-box>
            <text:p><text:s/>“q” or “Q”</text:p>
          </draw:text-box>
        </draw:frame>
        <draw:frame draw:style-name="gr12" draw:text-style-name="P10" draw:layer="layout" svg:width="2.196cm" svg:height="1.674cm" svg:x="17.092cm" svg:y="29.298cm">
          <draw:text-box>
            <text:p><text:s/>“q” or “Q”</text:p>
          </draw:text-box>
        </draw:frame>
        <draw:frame draw:style-name="gr12" draw:text-style-name="P10" draw:layer="layout" svg:width="2.196cm" svg:height="1.674cm" svg:x="29.575cm" svg:y="38.442cm">
          <draw:text-box>
            <text:p><text:s/>“q” or “Q”</text:p>
          </draw:text-box>
        </draw:frame>
        <draw:frame draw:style-name="gr12" draw:text-style-name="P10" draw:layer="layout" svg:width="2.196cm" svg:height="1.674cm" svg:x="4.138cm" svg:y="21.932cm">
          <draw:text-box>
            <text:p>No</text:p>
          </draw:text-box>
        </draw:frame>
        <draw:frame draw:style-name="gr12" draw:text-style-name="P10" draw:layer="layout" svg:width="2.196cm" svg:height="1.674cm" svg:x="7.948cm" svg:y="23.86cm">
          <draw:text-box>
            <text:p>Yes</text:p>
          </draw:text-box>
        </draw:frame>
        <draw:frame draw:style-name="gr12" draw:text-style-name="P10" draw:layer="layout" svg:width="2.196cm" svg:height="1.674cm" svg:x="15.695cm" svg:y="33.131cm">
          <draw:text-box>
            <text:p><text:s/>Roll dice</text:p>
          </draw:text-box>
        </draw:frame>
        <draw:frame draw:style-name="gr13" draw:text-style-name="P10" draw:layer="layout" svg:width="2.704cm" svg:height="2.384cm" svg:x="10.869cm" svg:y="42.304cm">
          <draw:text-box>
            <text:p>All dice valid</text:p>
          </draw:text-box>
        </draw:frame>
        <draw:frame draw:style-name="gr13" draw:text-style-name="P10" draw:layer="layout" svg:width="2.704cm" svg:height="2.384cm" svg:x="15.478cm" svg:y="44.336cm">
          <draw:text-box>
            <text:p>No dice valid</text:p>
          </draw:text-box>
        </draw:frame>
        <draw:frame draw:style-name="gr13" draw:text-style-name="P10" draw:layer="layout" svg:width="2.704cm" svg:height="2.384cm" svg:x="17.092cm" svg:y="39.764cm">
          <draw:text-box>
            <text:p>Some dice valid</text:p>
          </draw:text-box>
        </draw:frame>
        <draw:frame draw:style-name="gr12" draw:text-style-name="P10" draw:layer="layout" svg:width="2.196cm" svg:height="1.674cm" svg:x="31.062cm" svg:y="42.656cm">
          <draw:text-box>
            <text:p>End turn</text:p>
          </draw:text-box>
        </draw:frame>
        <draw:frame draw:style-name="gr12" draw:text-style-name="P10" draw:layer="layout" svg:width="2.196cm" svg:height="1.674cm" svg:x="26.908cm" svg:y="44.411cm">
          <draw:text-box>
            <text:p>Cont.</text:p>
            <text:p>Turn</text:p>
          </draw:text-box>
        </draw:frame>
        <draw:custom-shape draw:style-name="gr4" draw:text-style-name="P2" xml:id="id13" draw:id="id13" draw:layer="layout" svg:width="4.572cm" svg:height="2.921cm" svg:x="27.035cm" svg:y="46.72cm">
          <text:p text:style-name="P1">User prompted</text:p>
          <text:p text:style-name="P1">To hold dice</text:p>
          <text:p text:style-name="P1">valu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4.318cm" svg:height="4.445cm" svg:x="27.162cm" svg:y="51.292cm">
          <text:p text:style-name="P1">User </text:p>
          <text:p text:style-name="P1">Sel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29.321cm" svg:y1="44.434cm" svg:x2="29.321cm" svg:y2="46.72cm" draw:start-shape="id12" draw:start-glue-point="6" draw:end-shape="id13" draw:end-glue-point="0" svg:d="M29321 44434v2286" svg:viewBox="0 0 1 2287">
          <text:p/>
        </draw:connector>
        <draw:connector draw:style-name="gr6" draw:text-style-name="P5" draw:layer="layout" draw:type="line" svg:x1="29.321cm" svg:y1="49.641cm" svg:x2="29.321cm" svg:y2="51.292cm" draw:start-shape="id13" draw:start-glue-point="2" draw:end-shape="id14" draw:end-glue-point="4" svg:d="M29321 49641v1651" svg:viewBox="0 0 1 1652">
          <text:p/>
        </draw:connector>
        <draw:connector draw:style-name="gr6" draw:text-style-name="P5" draw:layer="layout" draw:line-skew="-0.769cm" svg:x1="27.162cm" svg:y1="53.515cm" svg:x2="27.035cm" svg:y2="48.18cm" draw:start-shape="id14" draw:start-glue-point="5" draw:end-shape="id13" draw:end-glue-point="3" svg:d="M27162 53515h-1397v-5335h1270" svg:viewBox="0 0 1398 5336">
          <text:p/>
        </draw:connector>
        <draw:connector draw:style-name="gr6" draw:text-style-name="P5" draw:layer="layout" draw:line-skew="1.531cm" svg:x1="36.433cm" svg:y1="54.975cm" svg:x2="4.32cm" svg:y2="42.266cm" draw:start-shape="id11" draw:start-glue-point="2" svg:d="M36433 54975v2032h-32113v-14741" svg:viewBox="0 0 32114 14742">
          <text:p/>
        </draw:connector>
        <draw:line draw:style-name="gr6" draw:text-style-name="P5" draw:layer="layout" svg:x1="29.321cm" svg:y1="55.737cm" svg:x2="29.321cm" svg:y2="57.007cm">
          <text:p/>
        </draw:line>
        <draw:frame draw:style-name="gr12" draw:text-style-name="P10" draw:layer="layout" svg:width="2.196cm" svg:height="1.674cm" svg:x="25.855cm" svg:y="51.65cm">
          <draw:text-box>
            <text:p>No</text:p>
            <text:p>Dice</text:p>
          </draw:text-box>
        </draw:frame>
        <draw:frame draw:style-name="gr13" draw:text-style-name="P10" draw:layer="layout" svg:width="2.921cm" svg:height="2.384cm" svg:x="29.956cm" svg:y="54.848cm">
          <draw:text-box>
            <text:p>At least one di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3T19:37:50.071894014</meta:creation-date>
    <dc:date>2020-09-23T21:03:49.823469203</dc:date>
    <meta:editing-duration>PT2M41S</meta:editing-duration>
    <meta:editing-cycles>1</meta:editing-cycles>
    <meta:document-statistic meta:object-count="75"/>
    <meta:generator>LibreOffice/6.0.7.3$Linux_X86_64 LibreOffice_project/00m0$Build-3</meta:generator>
  </office:meta>
</office:document-meta>
</file>